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8DF4915E.png"/>
  <manifest:file-entry manifest:media-type="image/png" manifest:full-path="Pictures/10000000000000C1000000C5A79425A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subtitle">
      <style:graphic-properties draw:fill-color="#ffffff" draw:auto-grow-height="true" fo:min-height="13.86cm"/>
    </style:style>
    <style:style style:name="pr3" style:family="presentation" style:parent-style-name="Varsayılan-notes">
      <style:graphic-properties draw:fill-color="#ffffff" fo:min-height="13.364cm"/>
    </style:style>
    <style:style style:name="pr4" style:family="presentation" style:parent-style-name="Varsayılan-outline1">
      <style:graphic-properties fo:min-height="13.61cm"/>
    </style:style>
    <style:style style:name="pr5" style:family="presentation" style:parent-style-name="Varsayılan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T1" style:family="text">
      <style:text-properties fo:color="#00008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roman" style:font-pitch-asian="variable" style:font-size-asian="32pt" style:font-style-asian="normal" style:font-weight-asian="normal" style:font-family-complex="'Liberation Sans'" style:font-family-generic-complex="roma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80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32pt" style:font-style-asian="normal" style:font-weight-asian="normal" style:font-family-complex="'DejaVu Sans Condensed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25.199cm" svg:height="3.506cm" svg:x="1.4cm" svg:y="0.837cm" presentation:class="title">
          <draw:text-box>
            <text:p>Al Ruby'i Vur Python'a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Python Tutorial'ı Üzerinde Gezintiler<text:line-break/><text:line-break/>Erek Göktürk – Onur Küçü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3">
        <draw:frame presentation:style-name="pr1" draw:layer="layout" svg:width="25.199cm" svg:height="3.506cm" svg:x="1.4cm" svg:y="0.837cm" presentation:class="title">
          <draw:text-box>
            <text:p>Çalıştırma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Etkileşimli:<text:line-break/>irb</text:p>
              </text:list-item>
              <text:list-item>
                <text:p>Argümanlar:<text:line-break/>ARGV[n]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Etkileşimli:<text:line-break/>python</text:p>
              </text:list-item>
              <text:list-item>
                <text:p>Argümanlar:<text:line-break/>sys.argv[n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3">
        <draw:frame presentation:style-name="pr1" draw:layer="layout" svg:width="25.199cm" svg:height="3.506cm" svg:x="1.4cm" svg:y="0.837cm" presentation:class="title">
          <draw:text-box>
            <text:p>Karmaşık Sayılar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Özel bir sözdizimi yok. Complex sınıfı var:<text:line-break/>Complex('4+3i')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Sözdizimi:<text:line-break/>4+3j<text:line-break/>Hatta:<text:line-break/>1+1j*3 = 3+3j <text:s text:c="2"/>!!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Dizgeler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Raw string r”” yok.</text:p>
              </text:list-item>
              <text:list-item>
                <text:p>“”” ve ''' yok. Bash tipi heredoc var.</text:p>
              </text:list-item>
              <text:list-item>
                <text:p>Substring almak<text:line-break/>range nesneleri kullanarak:<text:line-break/>“abcd”[1..2]<text:line-break/>(1..2).to_a #=&gt; [1,2]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Substring almak split notasyonuyla (syntactic):<text:line-break/>“abcd”[1:2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Diziler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Range ile indexleme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Split özel sözdizi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Sözdizimi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Anahtar kelimeler blokları sınırlıyor:<text:line-break/><text:line-break/>if a &gt; b<text:line-break/> <text:s/>sunu_bunu<text:line-break/>elsif b &gt; c<text:line-break/> <text:s/>bunlar_sunlar<text:line-break/>else<text:line-break/> <text:s/>bunu_sunu<text:line-break/>end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Anahtar kelimeler ve indentation blokları sınırlıyor:<text:line-break/>if a &gt; b:<text:line-break/><text:tab/>sunu_bunu<text:line-break/>elif b &gt; c:<text:line-break/><text:tab/>bunlar_sunlar<text:line-break/>else:<text:line-break/><text:tab/>bunu_sunu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İterasyon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[1,2,3].each do |x|<text:line-break/> <text:s/>f(x)<text:line-break/>end</text:p>
              </text:list-item>
              <text:list-item>
                <text:p>(1..3)</text:p>
              </text:list-item>
              <text:list-item>
                <text:p>(1..3).to_a</text:p>
              </text:list-item>
              <text:list-item>
                <text:p>(1..10).step(3) do |x|<text:line-break/> <text:s/>f x<text:line-break/>end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for x in [1,2,3]:<text:line-break/><text:tab/>f(x)<text:line-break/></text:p>
              </text:list-item>
              <text:list-item>
                <text:p>range(1,3)</text:p>
              </text:list-item>
              <text:list-item>
                <text:p>list(range(1,3))</text:p>
              </text:list-item>
              <text:list-item>
                <text:p>for x in range(1,10,3):<text:line-break/><text:tab/>f(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İterasyon - 2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Döngülerde “else” yok. break ve continue çok kullanılmıyor.<text:line-break/><text:line-break/><text:line-break/><text:line-break/><text:line-break/></text:p>
              </text:list-item>
              <text:list-item>
                <text:p>Pass yok. Boş bıraksak?<text:line-break/>class A<text:line-break/>end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öngülerde else var:<text:line-break/><text:line-break/>for x in [1,2,3]:<text:line-break/><text:tab/>if x &lt; 0:<text:line-break/><text:tab/><text:tab/>print('neg!')<text:line-break/><text:tab/><text:tab/>break<text:line-break/>else:<text:line-break/><text:tab/>print('neg yok!')</text:p>
              </text:list-item>
              <text:list-item>
                <text:p>pass var:<text:line-break/>class A:<text:line-break/><text:tab/>pass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Fonksiyonlar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Rubydoc<text:line-break/># işbu fonksiyon ...<text:line-break/>def bufonk<text:line-break/> <text:s/>...<text:line-break/>end</text:p>
              </text:list-item>
              <text:list-item>
                <text:p>Global'lara değer atanabiliyor.</text:p>
              </text:list-item>
              <text:list-item>
                <text:p>Call by reference</text:p>
              </text:list-item>
              <text:list-item>
                <text:p>Return değer dönmek için zorunlu değil.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ocstring<text:line-break/>def bufonk<text:line-break/><text:tab/>“işbu fonksiyon”<text:line-break/><text:tab/>...<text:line-break/></text:p>
              </text:list-item>
              <text:list-item>
                <text:p>Global'lara doğrudan değer atanamıyor (?)</text:p>
              </text:list-item>
              <text:list-item>
                <text:p>Call by reference</text:p>
              </text:list-item>
              <text:list-item>
                <text:p>Return değer dönmek için zorunl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Fonksiyonlar - 2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Fonksiyon diye bir veri tipi yok.<text:line-break/>def a<text:line-break/> <text:s/>“a”<text:line-break/>end<text:line-break/>b = a<text:line-break/>b.class #=&gt; String<text:line-break/>b() #=&gt; error!</text:p>
              </text:list-item>
              <text:list-item>
                <text:p>Yeniden isimlendirme:<text:line-break/>alias_method a b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Fonksiyon diye veri tipi var.<text:line-break/>def a():<text:line-break/><text:tab/>return “a”<text:line-break/>b = a<text:line-break/>b() <text:s/>#=&gt; “a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Fonksiyonlar - 3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Parametre varsayılan değeri fonksiyon her çağrıldığında yeniden hesaplanıyor:<text:line-break/>b = “zonk”<text:line-break/>def a(p = b)<text:line-break/> <text:s/>p<text:line-break/>end<text:line-break/>a <text:s text:c="2"/>#=&gt; “zonk”<text:line-break/>b = “zork”<text:line-break/>a <text:s text:c="2"/>#=&gt; “zork”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Parametre varsayılan değeri sadece fonksiyonun tanımlandığı noktada hesaplanıyor:<text:line-break/>b = “zonk”<text:line-break/>def a(p = b):<text:line-break/><text:tab/>return p<text:line-break/>a() <text:s/>#=&gt; “zonk”<text:line-break/>b = “zork”<text:line-break/>a() <text:s/>#=&gt; “zonk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Fonksiyonlar - 4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İsimlendirilmiş parametreler yok, yedirilmiş sözlükler var.<text:line-break/>def a(b, nmd)<text:line-break/> <text:s/>.....<text:line-break/>end<text:line-break/>a(“X”)<text:line-break/>a(:c =&gt; “XX”) #=&gt;hata<text:line-break/>a(“X”, :c =&gt; “XX”)<text:line-break/>a(“X”, {:c =&gt; “XX”})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İsimlendirilmiş parametreler var.<text:line-break/><text:line-break/>def a(b, c=”zip”):<text:line-break/><text:tab/>.....<text:line-break/><text:line-break/>a(“X”)<text:line-break/>a(c=”XX”)<text:line-break/>a(“X”, “XX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Fonksiyonlar - 5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Değişken sayıda argüman alan fonksiyonlar aynı.<text:line-break/>def a(b, *args)<text:line-break/> <text:s/>....<text:line-break/>end</text:p>
              </text:list-item>
              <text:list-item>
                <text:p>Python'da şu yok (?):<text:line-break/>def a(b, c, d) .... end<text:line-break/>b = [1, 2, 3]<text:line-break/>a(*b)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eğişken sayıda argüman alan fonksiyonlar aynı.<text:line-break/>def a(b, *args)<text:line-break/><text:tab/>.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Lambda Fonksiyonlar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Lambda fonksiyon'lar closure.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Python tutorial'dan:<text:line-break/>By popular demand, a few features commonly found in functional programming languages like Lisp have been added to Python. ... Semantically, they are just syntactic sugar for a normal function definition. Like nested function definitions, lambda forms can reference variables from the containing scope.<text:line-break/></text:p>
              </text:list-item>
              <text:list-item>
                <text:p>Lambda fonksiyonlar closu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Lambda Fonksiyonlar - 2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def z(lmb)<text:line-break/> <text:s/>lmb.call(7)<text:line-break/>end<text:line-break/>y = 3<text:line-break/>a = lambda { |x| x+y }<text:line-break/>a.call(5) #=&gt; 8<text:line-break/>y = 5<text:line-break/>a[5] #=&gt; 10<text:line-break/>z(a) #=&gt; 12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ef z(lmb):<text:line-break/><text:tab/>return lmb(7)<text:line-break/><text:line-break/>y = 3<text:line-break/>a = lambda x: x+y<text:line-break/>a(5) <text:s/>#=&gt; 8<text:line-break/>y = 5<text:line-break/>a(5) <text:s/>#=&gt; 10<text:line-break/>z(a) #=&gt; 1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Kod Yazma Stili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Standart yok</text:p>
              </text:list-item>
              <text:list-item>
                <text:p>Indent: 2 boşluk (soft)</text:p>
              </text:list-item>
              <text:list-item>
                <text:p>Satırda maks 80 veya 120 karakter (öneririm)</text:p>
              </text:list-item>
              <text:list-item>
                <text:p>CamelCase sınıflar</text:p>
              </text:list-item>
              <text:list-item>
                <text:p>Büyük harfle başlayan her şey sabit, ama sabitler tamamen büyük harf</text:p>
              </text:list-item>
              <text:list-item>
                <text:p>Alt çizgili değişken ve fonksiyon isimleri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PEP 8</text:p>
              </text:list-item>
              <text:list-item>
                <text:p>Indent: 4 boşluk (soft)</text:p>
              </text:list-item>
              <text:list-item>
                <text:p>Satırda maks 79</text:p>
              </text:list-item>
              <text:list-item>
                <text:p>CamelCase sınıflar</text:p>
              </text:list-item>
              <text:list-item>
                <text:p><text:span text:style-name="T1">Alt çizgili değişken ve </text:span><text:span text:style-name="T2">fonksiyon isimler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Listeler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Sözdizimi şekeri:<text:line-break/>%w{'hay', 'huy'}<text:line-break/> <text:s text:c="3"/>#=&gt; ['hay', 'huy']</text:p>
              </text:list-item>
              <text:list-item>
                <text:p>Array &lt; Enumeration sınıfının metodları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3">
        <draw:frame presentation:style-name="pr5" draw:layer="layout" svg:width="25.199cm" svg:height="3.506cm" svg:x="1.4cm" svg:y="0.837cm" presentation:class="title">
          <draw:text-box>
            <text:p>Liste Anlama :)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a = [1,2,3]<text:line-break/>a.map {|x| x+1}<text:line-break/><text:tab/>#=&gt; [2,3,4]</text:p>
              </text:list-item>
              <text:list-item>
                <text:p text:style-name="P2">a = <text:span text:style-name="T1">[1,2,3]</text:span><text:span text:style-name="T1"><text:line-break/></text:span><text:span text:style-name="T2">b = [1,2]</text:span><text:span text:style-name="T2"><text:line-break/></text:span><text:span text:style-name="T2">a.product(b).</text:span><text:span text:style-name="T2"><text:line-break/></text:span><text:span text:style-name="T2"> <text:s/>map {|x,y| x+y}</text:span>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a = [1,2,3]<text:line-break/>[ x+1 for i in a ]<text:line-break/><text:tab/>#=&gt; [2,3,4]</text:p>
              </text:list-item>
              <text:list-item>
                <text:p>a = [1,2,3]<text:line-break/>b = [1,2]<text:line-break/>[x+y for i in a for j in b]<text:line-break/> <text:s/>#=&gt; [2, 3, 3, 4, 4, 5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Space_20_Metal" draw:display-name="Space Metal" xlink:href="Pictures/100000000000005E0000005E8DF4915E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6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_3f_lan_7e_LT_7e_Gliederung_20_1" style:display-name="Varsay?lan~LT~Gliederung 1" style:family="graphic">
      <style:paragraph-properties fo:margin-top="0cm" fo:margin-bottom="0.88cm" style:text-autospace="none"/>
      <style:text-properties fo:color="#000080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32pt" style:font-style-asian="normal" style:font-weight-asian="normal" style:font-family-complex="'DejaVu Sans Condensed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arsay_3f_lan_7e_LT_7e_Gliederung_20_2" style:display-name="Varsay?lan~LT~Gliederung 2" style:family="graphic">
      <style:paragraph-properties fo:margin-top="0cm" fo:margin-bottom="0.706cm" style:text-autospace="none"/>
      <style:text-properties fo:color="#000080" style:text-outline="false" style:text-line-through-style="none" fo:font-family="'DejaVu Sans Condensed'" style:font-family-generic="swiss" style:font-pitch="variable" fo:font-size="28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8pt" style:font-style-asian="normal" style:font-weight-asian="normal" style:font-family-complex="'DejaVu Sans Condensed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Varsay_3f_lan_7e_LT_7e_Gliederung_20_3" style:display-name="Varsay?lan~LT~Gliederung 3" style:family="graphic">
      <style:paragraph-properties fo:margin-top="0cm" fo:margin-bottom="0.529cm" style:text-autospace="none"/>
      <style:text-properties fo:color="#000080" style:text-outline="false" style:text-line-through-style="none" fo:font-family="'DejaVu Sans Condensed'" style:font-family-generic="swiss" style:font-pitch="variable" fo:font-size="24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4pt" style:font-style-asian="normal" style:font-weight-asian="normal" style:font-family-complex="'DejaVu Sans Condensed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Varsay_3f_lan_7e_LT_7e_Gliederung_20_4" style:display-name="Varsay?lan~LT~Gliederung 4" style:family="graphic">
      <style:paragraph-properties fo:margin-top="0cm" fo:margin-bottom="0.351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5" style:display-name="Varsay?lan~LT~Gliederung 5" style:family="graphic">
      <style:paragraph-properties fo:margin-top="0cm" fo:margin-bottom="0.178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6" style:display-name="Varsay?lan~LT~Gliederung 6" style:family="graphic">
      <style:paragraph-properties fo:margin-top="0cm" fo:margin-bottom="0.178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7" style:display-name="Varsay?lan~LT~Gliederung 7" style:family="graphic">
      <style:paragraph-properties fo:margin-top="0cm" fo:margin-bottom="0.178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8" style:display-name="Varsay?lan~LT~Gliederung 8" style:family="graphic">
      <style:paragraph-properties fo:margin-top="0cm" fo:margin-bottom="0.178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9" style:display-name="Varsay?lan~LT~Gliederung 9" style:family="graphic">
      <style:paragraph-properties fo:margin-top="0cm" fo:margin-bottom="0.178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Titel" style:display-name="Varsay?lan~LT~Titel" style:family="graphic">
      <style:paragraph-properties fo:text-align="center" style:text-autospace="none"/>
      <style:text-properties fo:color="#000080" style:text-outline="false" style:text-line-through-style="none" fo:font-family="'DejaVu Sans Condensed'" style:font-family-generic="swiss" style:font-pitch="variable" fo:font-size="44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44pt" style:font-style-asian="normal" style:font-weight-asian="normal" style:font-family-complex="'DejaVu Sans Condensed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Varsay_3f_lan_7e_LT_7e_Untertitel" style:display-name="Varsay?la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32pt" style:font-style-asian="normal" style:font-weight-asian="normal" style:font-family-complex="'DejaVu Sans Condensed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arsay_3f_lan_7e_LT_7e_Notizen" style:display-name="Varsay?la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Hintergrundobjekte" style:display-name="Varsay?lan~LT~Hintergrundobjekte" style:family="graphic">
      <style:paragraph-properties style:text-autospace="none"/>
      <style:text-properties style:letter-kerning="true"/>
    </style:style>
    <style:style style:name="Varsay_3f_lan_7e_LT_7e_Hintergrund" style:display-name="Varsay?lan~LT~Hintergrund" style:family="graphic">
      <style:paragraph-properties style:text-autospace="none"/>
      <style:text-properties style:letter-kerning="true"/>
    </style:style>
    <style:style style:name="Varsayılan-background" style:family="presentation">
      <style:graphic-properties draw:stroke="none" draw:fill="none" draw:fill-color="#000080" draw:fill-image-name="Space_20_Metal" draw:fill-image-width="0cm" draw:fill-image-height="0cm" style:repeat="repeat" draw:fill-image-ref-point="bottom-right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80" draw:fill-image-name="Space_20_Metal" draw:fill-image-width="0cm" draw:fill-image-height="0cm" style:repeat="repeat" draw:fill-image-ref-point="bottom-righ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draw:style-name="Mgr3" draw:text-style-name="MP3" draw:layer="backgroundobjects" svg:width="10cm" svg:height="9cm" svg:x="18cm" svg:y="12cm">
        <draw:image xlink:href="Pictures/10000000000000C1000000C5A79425AE.png" xlink:type="simple" xlink:show="embed" xlink:actuate="onLoad">
          <text:p/>
        </draw:image>
      </draw:frame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2">Özgür Yazılım A.Ş.</text:span></text:p>
          <text:p text:style-name="MP4"><text:span text:style-name="MT2">www.ozguryazilim.com.tr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9T11:18:23</meta:creation-date>
    <meta:editing-duration>PT15H44M19S</meta:editing-duration>
    <meta:editing-cycles>9</meta:editing-cycles>
    <dc:date>2012-04-02T19:36:56</dc:date>
    <meta:generator>LibreOffice/3.3$Linux LibreOffice_project/330m19$Build-7</meta:generator>
    <dc:creator>aa </dc:creator>
    <meta:document-statistic meta:object-count="111"/>
  </office:meta>
</office:document-meta>
</file>